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"Oh? That's some clothing you won't ever see
around here."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Could you perhaps be from the town?"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. We've come here to find an old lady
called "Beth"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Hmm, Grandma Beth?"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 believe she's outside playing with some of the
village children."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She's an energetic, good-spirited old dame,
that Beth. She's popular with the kids, too."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ncidentally, what business do you have with
her?"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 see. Indeed, I hear that she used to pretend
to be an adventurer as a youngster."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'm sure she does have a map."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Village Head
"If you're looking for Grandma Beth, I'm sure
she'll be outside playing with the youngsters."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